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tyle="italic" style:font-style-asian="italic"/>
    </style:style>
    <style:style style:name="P2" style:parent-style-name="Normal" style:family="paragraph">
      <style:paragraph-properties fo:text-align="center"/>
      <style:text-properties fo:font-weight="bold" style:font-weight-asian="bold" fo:font-style="italic" style:font-style-asian="italic"/>
    </style:style>
    <style:style style:name="P3" style:parent-style-name="Normal" style:family="paragraph">
      <style:text-properties fo:font-style="italic" style:font-style-asian="italic"/>
    </style:style>
    <style:style style:name="P4" style:parent-style-name="Normal" style:family="paragraph">
      <style:text-properties fo:font-style="italic" style:font-style-asian="italic"/>
    </style:style>
    <style:style style:name="P5" style:parent-style-name="Normal" style:family="paragraph">
      <style:text-properties fo:font-style="italic" style:font-style-asian="italic"/>
    </style:style>
    <style:style style:name="P6" style:parent-style-name="Normal" style:family="paragraph">
      <style:text-properties fo:font-style="italic" style:font-style-asian="italic"/>
    </style:style>
    <style:style style:name="P7" style:parent-style-name="Normal" style:family="paragraph">
      <style:text-properties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T11" style:parent-style-name="Hyperlink"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office:automatic-styles>
  <office:body>
    <office:text text:use-soft-page-breaks="true">
      <text:p text:style-name="P1">Canice’s dominant organisational culture: Irish Primary School</text:p>
      <text:p text:style-name="P2"/>
      <text:p text:style-name="Normal">The dominant culture in the Irish primary school where I worked was “The Guided Missile” (Goffee and Jones) as outline in Shaildul’s PhD. Some of the characteristics that I recognise are equality and orientation towards the task. The task being, delivering the primary school curriculum to the children in the school (I realise this definition of task is quite robotic without the emotional and social side of education). People with expertise in certain areas usually obtain the power positions eg: Head of learning support, assistant principal, vice-principal.<text:s/></text:p>
      <text:p text:style-name="Normal">I have heard of some schools that have a leaning towards “The Family” and “The Eiffel Tower” organisational cultures, and even worked in one of these for a week. The qualities outlined in Shaidul’s PhD such as discouraging creativity, and rules and regulations impeding goal achievement.</text:p>
      <text:p text:style-name="Normal">In a primary school I see both of the above as morale killers for teachers. I am wondering what types of organisations would these organisational cultures lead to a flourishing creative environment? (If you are reading you might have some ideas)</text:p>
      <text:p text:style-name="P3">Why do you think that this is/was your organization's dominant culture?<text:s/></text:p>
      <text:p text:style-name="Normal">I think this organisational culture has its roots in the fact that, when the school was formed, the same staff stayed for a number of years, they were very close to each other socially and in my opinion this created a comfortable environment to work in. Basically, the staff knew each other so well and had a very low turnover of staff. The principals were always appointed internally from existing staff which led to a continuation of the culture without huge changes.<text:s/>This is similar to Edward Hall’s explanation of a High-context culture where relationships were built over time and there was almost implicit communication between staff members.<text:s/></text:p>
      <text:p text:style-name="P4">How does it encourages/encouraged and complicates/complicated your performance?<text:s/></text:p>
      <text:p text:style-name="Normal">For anyone who is a teacher, if you have experienced an environment where you know you can try anything, projects, school tours, and other non-traditional activities and not feel uncomfortable you will know how great it is. I think for a teacher having a constant feeling of ‘somebody is watching me’ is not a way to explore creative teaching methods. I mentioned above the role of a school is to deliver the curriculum, but we know that school plays much more of a role in society. Knowing that you have the flexibility to provide the childrens’ education in your own style instead of “Paternalistic” or “Bureaucratic”<text:s/>cultures, in my opinion, is a recipe for a successful school.</text:p>
      <text:p text:style-name="P5">What is/was your desired organizational culture?</text:p>
      <text:p text:style-name="Normal">I have mentioned above some of the organisational cultures of a school I worked in. I would like to see what would happen if a school went to the incubator culture. I think a school that would be an incubator for<text:s/>“self-expression and self-fulfilment of its members” (Shaidul’s PhD) would see education take another step forward. If we in Ireland put the same trust in our teachers as the Finnish do we could achieve such a culture. The self-expression and self-fulfilment is for both teachers and students. If a teacher is expressing themselves this would manifest itself through the students also.<text:s/>Anita (J) makes a good distinction between management in Finnish schools and the culture at school level. (Anita’s post)</text:p>
      <text:p text:style-name="Normal"/>
      <text:p text:style-name="P6">References:</text:p>
      <text:soft-page-break/>
      <text:p text:style-name="P7">Kazi, S. (2009) Managerial Decision-Making Behaviour and Impact of Culture. Experiences from three Countries: India, Bangladesh and Finland. Academic Dissertation, University of Tampere (p. 109-116)</text:p>
      <text:p text:style-name="Normal"><text:span text:style-name="T8">Neese, B. (August 17th, 2016), Intercultural Communication: High- and Low-Context Cultures</text:span><text:span text:style-name="T9"><text:s/></text:span><text:span text:style-name="T10">Retrieved from:<text:s/></text:span><text:a xlink:href="https://online.seu.edu/high-and-low-context-cultures/" office:target-frame-name="_top" xlink:show="replace"><text:span text:style-name="T11">https://online.seu.edu/high-and-low-context-cultures/</text:span></text:a></text:p>
      <text:p text:style-name="Normal"><text:span text:style-name="T12">ANITA'S (J) Organizational Culture</text:span><text:span text:style-name="T13"><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nice Maher</meta:initial-creator>
    <dc:creator>Canice Maher</dc:creator>
    <meta:creation-date>2018-03-24T19:06:00Z</meta:creation-date>
    <dc:date>2018-03-24T19:50:00Z</dc:date>
    <meta:template xlink:href="Normal" xlink:type="simple"/>
    <meta:editing-cycles>7</meta:editing-cycles>
    <meta:editing-duration>PT2640S</meta:editing-duration>
    <meta:document-statistic meta:page-count="2" meta:paragraph-count="14" meta:word-count="630" meta:character-count="3882" meta:row-count="45" meta:non-whitespace-character-count="3266"/>
  </office:meta>
</office:document-meta>
</file>